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05892"/>
    </style:style>
    <style:style style:name="T1" style:family="text">
      <style:text-properties fo:font-variant="normal" fo:text-transform="none" fo:color="#373a3c" style:font-name="OpenSans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<text:span text:style-name="T1">provide sufficient justification of why you think what you want to do or solve is important and why would a client or a group of people be interested in your project.</text:span> </text:p>
      <text:p text:style-name="P1"/>
      <text:p text:style-name="P1"/>
      <text:p text:style-name="P2">A description of the problem and a discussion of the background. (<text:span text:style-name="Strong_20_Emphasis">15 marks</text:span>)</text:p>
      <text:p text:style-name="P2">A description of the data and how it will be used to solve the problem. (<text:span text:style-name="Strong_20_Emphasis">15 marks)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1-19T13:23:29.218000000</dc:date>
    <meta:editing-duration>PT1M8S</meta:editing-duration>
    <meta:editing-cycles>1</meta:editing-cycles>
    <meta:document-statistic meta:table-count="0" meta:image-count="0" meta:object-count="0" meta:page-count="1" meta:paragraph-count="3" meta:word-count="61" meta:character-count="324" meta:non-whitespace-character-count="265"/>
  </office:meta>
</office:document-meta>
</file>